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number-columns-repeated="2"/>
          <table:table-cell office:value-type="float" office:value="52.5" calcext:value-type="float">
            <text:p>52.5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57.5" calcext:value-type="float">
            <text:p>57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2"/>
          <table:table-cell office:value-type="float" office:value="62.5" calcext:value-type="float">
            <text:p>62.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table:number-columns-repeated="2"/>
          <table:table-cell office:value-type="float" office:value="67.5" calcext:value-type="float">
            <text:p>67.5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242" calcext:value-type="float">
            <text:p>1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Bitterling</meta:initial-creator>
    <meta:creation-date>2015-05-13T08:06:47.874553548</meta:creation-date>
    <dc:date>2015-05-13T08:13:16.066574125</dc:date>
    <dc:creator>Moritz Bitterling</dc:creator>
    <meta:editing-duration>PT6M28S</meta:editing-duration>
    <meta:editing-cycles>1</meta:editing-cycles>
    <meta:document-statistic meta:table-count="1" meta:cell-count="80" meta:object-count="0"/>
    <meta:generator>LibreOffice/4.3.7.2$Linux_x86 LibreOffice_project/430m0$Build-2</meta:generator>
  </office:meta>
</office:document-meta>
</file>